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Palatino Linotype" fo:font-size="12pt" fo:letter-spacing="normal" fo:font-style="normal" style:text-underline-style="none" fo:font-weight="bold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öte 2</text:p>
      <text:p text:style-name="P3"><text:line-break/> Date: 2013-24-03 <text:line-break/><text:line-break/> Facilitator: <text:s/>Andreas<text:line-break/><text:line-break/> Participants: Johan Gerdin, Andreas Wahlström, Erik Arnebäck<text:line-break/><text:line-break/>1. Objectives: </text:p>
      <text:p text:style-name="P3"><text:tab/>AndEngine</text:p>
      <text:p text:style-name="P3"><text:line-break/>2. Reports:</text:p>
      <text:p text:style-name="P3"><text:tab/></text:p>
      <text:p text:style-name="P3"><text:tab/>AndEngine almost upp and running for most of the current participants.</text:p>
      <text:p text:style-name="P3"><text:tab/>Domain ”finished”.</text:p>
      <text:p text:style-name="P3"><text:tab/>A fewUser case started.</text:p>
      <text:p text:style-name="P3"><text:tab/>Model skiss started.<text:line-break/><text:line-break/>3. Discussion items: </text:p>
      <text:p text:style-name="P3"><text:tab/></text:p>
      <text:p text:style-name="P3"><text:tab/>Decided that the first user case needs to be movement, becouse you can't do <text:tab/>anything without moving.</text:p>
      <text:p text:style-name="P3"><text:tab/></text:p>
      <text:p text:style-name="P3"><text:tab/>Generall discussion about domain and model </text:p>
      <text:p text:style-name="P3"><text:line-break/>4. Outcomes and assignments: </text:p>
      <text:p text:style-name="P3"><text:line-break/><text:tab/>Work on the first user cases and work more on the model.</text:p>
      <text:p text:style-name="P3"><text:tab/>Get AndEngine up and running.</text:p>
      <text:p text:style-name="P3"><text:tab/>Take a look at the RAD and see if we can start writing.</text:p>
      <text:p text:style-name="P3"><text:tab/><text:line-break/>5. Wrap up <text:line-break/><text:tab/><text:line-break/><text:tab/>Wednesday 27/3-13<text:line-break/><text:line-break/></text:p>
      <text:p text:style-name="P1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58:22.41</meta:creation-date>
    <dc:date>2013-03-27T16:43:56.14</dc:date>
    <meta:editing-duration>PT1H3M16S</meta:editing-duration>
    <meta:editing-cycles>4</meta:editing-cycles>
    <meta:generator>OpenOffice.org/3.4$Win32 OpenOffice.org_project/340m1$Build-9590</meta:generator>
    <meta:document-statistic meta:table-count="0" meta:image-count="0" meta:object-count="0" meta:page-count="1" meta:paragraph-count="19" meta:word-count="103" meta:character-count="671"/>
  </office:meta>
</office:document-meta>
</file>